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ero_numeri</text:p>
          </table:table-cell>
          <table:table-cell office:value-type="string">
            <text:p>Tempo_impiegato(s)_SelectionSort</text:p>
          </table:table-cell>
          <table:table-cell office:value-type="string">
            <text:p>Tempo_impiegato(s)_BubbleSort</text:p>
          </table:table-cell>
          <table:table-cell>
            <draw:frame table:end-cell-address="Foglio1.K21" table:end-x="0.293cm" table:end-y="0.067cm" draw:z-index="0" draw:style-name="gr1" draw:text-style-name="P1" svg:width="15.999cm" svg:height="8.999cm" svg:x="0.101cm" svg:y="0.1cm">
              <draw:object draw:notify-on-update-of-ranges="Foglio1.A2:Foglio1.A10 Foglio1.B1:Foglio1.B1 Foglio1.B2:Foglio1.B10 Foglio1.C1:Foglio1.C1 Foglio1.C2:Foglio1.C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.01">
            <text:p>0,0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5">
            <text:p>0,05</text:p>
          </table:table-cell>
          <table:table-cell office:value-type="float" office:value="0.08">
            <text:p>0,08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8">
            <text:p>0,08</text:p>
          </table:table-cell>
          <table:table-cell office:value-type="float" office:value="0.16">
            <text:p>0,16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17">
            <text:p>0,17</text:p>
          </table:table-cell>
          <table:table-cell office:value-type="float" office:value="0.29">
            <text:p>0,29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float" office:value="0.46">
            <text:p>0,46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37">
            <text:p>0,37</text:p>
          </table:table-cell>
          <table:table-cell office:value-type="float" office:value="0.66">
            <text:p>0,66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51">
            <text:p>0,51</text:p>
          </table:table-cell>
          <table:table-cell office:value-type="float" office:value="0.88">
            <text:p>0,88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67">
            <text:p>0,67</text:p>
          </table:table-cell>
          <table:table-cell office:value-type="float" office:value="1.19">
            <text:p>1,19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83">
            <text:p>0,83</text:p>
          </table:table-cell>
          <table:table-cell office:value-type="float" office:value="1.46">
            <text:p>1,4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4">04/04/2022</text:date>, <text:time>20.59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4T20:59:02.88</dc:date>
    <dc:creator>xxx xxx</dc:creator>
    <meta:document-statistic meta:table-count="1" meta:cell-count="30" meta:object-count="1"/>
    <meta:generator>OpenOffice/4.1.10$Win32 OpenOffice.org_project/4110m2$Build-980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482cm" svg:y="3.503cm" style:legend-expansion="high" chart:style-name="ch2"/>
        <chart:plot-area chart:style-name="ch3" table:cell-range-address="Foglio1.A1:Foglio1.C10" chart:data-source-has-labels="both" svg:x="0.77cm" svg:y="0.855cm" svg:width="9.072cm" svg:height="7.545cm">
          <chartooo:coordinate-region svg:x="1.497cm" svg:y="1.068cm" svg:width="8.345cm" svg:height="6.659cm"/>
          <chart:axis chart:dimension="x" chart:name="primary-x" chart:style-name="ch4" chartooo:axis-type="auto">
            <chartooo:date-scale/>
            <chart:categories table:cell-range-address="Foglio1.A2:Foglio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:Foglio1.B10" chart:label-cell-address="Foglio1.B1:Foglio1.B1" chart:class="chart:bar">
            <chart:data-point chart:repeated="9"/>
          </chart:series>
          <chart:series chart:style-name="ch8" chart:values-cell-range-address="Foglio1.C2:Foglio1.C10" chart:label-cell-address="Foglio1.C1:Foglio1.C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impiegato(s)_SelectionSort</text:p>
                <draw:g>
                  <svg:desc>Foglio1.B1:Foglio1.B1</svg:desc>
                </draw:g>
              </table:table-cell>
              <table:table-cell office:value-type="string">
                <text:p>Tempo_impiegato(s)_BubbleSort</text:p>
                <draw:g>
                  <svg:desc>Foglio1.C1:Foglio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oglio1.A2:Foglio1.A10</svg:desc>
                </draw:g>
              </table:table-cell>
              <table:table-cell office:value-type="float" office:value="0.01">
                <text:p>0.01</text:p>
                <draw:g>
                  <svg:desc>Foglio1.B2:Foglio1.B10</svg:desc>
                </draw:g>
              </table:table-cell>
              <table:table-cell office:value-type="float" office:value="0.01">
                <text:p>0.01</text:p>
                <draw:g>
                  <svg:desc>Foglio1.C2:Foglio1.C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8">
                <text:p>0.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7">
                <text:p>0.1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25">
                <text:p>0.2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37">
                <text:p>0.3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51">
                <text:p>0.5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67">
                <text:p>0.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83">
                <text:p>0.83</text:p>
              </table:table-cell>
              <table:table-cell office:value-type="float" office:value="1.46">
                <text:p>1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